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3"/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4"/>
          <table:table-cell table:style-name="ce2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4"/>
          <table:table-cell table:style-name="ce2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999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4"/>
          <table:table-cell table:style-name="ce2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2" table:number-rows-repeated="1048547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15" calcext:value-type="float">
            <text:p>0.1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7" calcext:value-type="float">
            <text:p>0.07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15" calcext:value-type="float">
            <text:p>0.01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5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time-style style:name="N10155" number:language="en" number:country="US">
      <number:hours/>
      <number:text>:</number:text>
      <number:minutes number:style="long"/>
    </number:time-style>
    <number:number-style style:name="N1015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48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date-style style:name="N10144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time-style style:name="N10153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date-style style:name="N1015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number-style style:name="N1012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7P0"/>
    </number:number-style>
    <number:number-style style:name="N1014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en" number:country="US">
      <number:text> </number:text>
      <number:fill-character> </number:fill-character>
      <number:text>- </number:text>
    </number:number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31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1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1P2" style:volatile="true" number:language="en" number:country="US">
      <number:currency-symbol/>
      <number:fill-character> </number:fill-character>
      <number:text>- </number:text>
    </number:currency-style>
    <number:text-style style:name="N10131" number:language="en" number:country="U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time-style style:name="N10143" number:language="en" number:country="US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03T13:47:36.286999378</dc:date>
    <meta:editing-duration>PT9H18M54S</meta:editing-duration>
    <meta:editing-cycles>108</meta:editing-cycles>
    <dc:creator>Mateu</dc:creator>
    <meta:document-statistic meta:table-count="2" meta:cell-count="1136" meta:object-count="0"/>
  </office:meta>
</office:document-meta>
</file>